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ca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5" draw:layer="" svg:width="149.99998400000pt" svg:height="99.99998400000pt" svg:x="0.00000000000pt" svg:y="0.00001503906pt"/>
          <draw:path draw:style-name="gr3" draw:id="shape3" draw:name="path554" draw:layer="" svg:width="99.99998400000pt" svg:height="100.00000000000pt" svg:viewBox="0 0 100 100" svg:d="M0 0L0 100L100 0Z" koffice:nodeTypes="cccc"/>
          <draw:path draw:style-name="gr4" draw:id="shape4" draw:name="path553" draw:layer="" svg:width="99.99958720043pt" svg:height="99.99997600000pt" svg:x="50.00009280000pt" svg:y="0.00002400000pt" svg:viewBox="0 0 100 100" svg:d="M0 100L99.9996 100L99.9996 0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2:25</dc:date>
    <meta:creation-date>2011-05-22T06:12:05</meta:creation-date>
    <dc:creator>Yue Liu</dc:creator>
  </office:meta>
</office:document-meta>
</file>